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justify" style:justify-single-word="false" fo:text-indent="1.251cm" style:auto-text-indent="false" style:page-number="auto"/>
    </style:style>
    <style:style style:name="P2" style:family="paragraph" style:parent-style-name="Standard">
      <style:paragraph-properties fo:text-align="justify" style:justify-single-word="false" fo:text-indent="1.251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азница между паттернами проектирования Builder («Строитель») и Prototype («Прототип») заключается в том, как создаются объекты. </text:p>
      <text:p text:style-name="P2">Builder (Строитель)</text:p>
      <text:p text:style-name="P2">Позволяет поэтапно создавать сложные объекты, отделяя процесс конструирования от конечного представления. Некоторые особенности: </text:p>
      <text:p text:style-name="P2"/>
      <text:p text:style-name="P2">Разбивает процесс на отдельные шаги (например, построить стены, вставить двери).</text:p>
      <text:p text:style-name="P2">Позволяет использовать один и тот же код строительства для получения разных представлений объекта.</text:p>
      <text:p text:style-name="P2">Даёт возможность создать несколько классов-строителей, выполняющих одни и те же шаги по-разному, и использовать их в одном и том же процессе.</text:p>
      <text:p text:style-name="P2"/>
      <text:p text:style-name="P2">Применяется, когда:</text:p>
      <text:p text:style-name="P2">Объект требует сложной инициализации с множеством параметров.</text:p>
      <text:p text:style-name="P2">Необходимо создавать разные представления объекта.</text:p>
      <text:p text:style-name="P2">Процесс создания должен быть независим от компонентов.</text:p>
      <text:p text:style-name="P2"/>
      <text:p text:style-name="P2">Prototype (Прототип)</text:p>
      <text:p text:style-name="P2">Создаёт новые объекты путём копирования существующих, а не через вызов конструктора. Некоторые особенности: </text:p>
      <text:p text:style-name="P2"/>
      <text:p text:style-name="P2">Основан на методе clone() или пользовательском копировании.</text:p>
      <text:p text:style-name="P2">Позволяет создавать копии без знания внутренней структуры класса.</text:p>
      <text:p text:style-name="P2">Удобен, когда объекты имеют сложную иерархию или множество параметров.</text:p>
      <text:p text:style-name="P2"/>
      <text:p text:style-name="P2">Применяется, когда:</text:p>
      <text:p text:style-name="P2">Создание копии объекта менее затратно по ресурсам и времени, чем его новая инициализация.</text:p>
      <text:p text:style-name="P2">Система должна быть независима от способа создания, композиции и представления объектов.</text:p>
      <text:p text:style-name="P2">Классы, инстанцируемые приложением, определяются во время выполнения, например, с помощью динамической загрузки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21:54:58.345464200</meta:creation-date>
    <dc:date>2025-10-14T21:57:34.360549500</dc:date>
    <meta:editing-duration>PT2M37S</meta:editing-duration>
    <meta:editing-cycles>1</meta:editing-cycles>
    <meta:document-statistic meta:table-count="0" meta:image-count="0" meta:object-count="0" meta:page-count="1" meta:paragraph-count="19" meta:word-count="172" meta:character-count="1410" meta:non-whitespace-character-count="1254"/>
    <meta:generator>LibreOffice/25.8.1.1$Windows_X86_64 LibreOffice_project/54047653041915e595ad4e45cccea684809c77b5</meta:generator>
  </office:meta>
</office:document-meta>
</file>